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.get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.get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.ge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getField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.getFieldabl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.removeField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.getBinary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.removeFie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.add( Fieldable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setBoost(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getBinaryValu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.getField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.getFie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